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DE000000D65FCD76B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reaktor_5f_innovations_5f_plain-subtitle">
      <style:graphic-properties draw:fill-color="#ffffff" draw:auto-grow-height="true" fo:min-height="10.875cm"/>
    </style:style>
    <style:style style:name="pr2" style:family="presentation" style:parent-style-name="reaktor_5f_innovations_5f_plain-title">
      <style:graphic-properties draw:fill-color="#ffffff" draw:auto-grow-height="true" fo:min-height="3.181cm"/>
    </style:style>
    <style:style style:name="pr3" style:family="presentation" style:parent-style-name="reaktor_5f_innovations_5f_plain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reaktor_5f_innovations_5f_plain" presentation:presentation-page-layout-name="AL1T0" presentation:use-date-time-name="dtd1">
        <draw:frame presentation:style-name="pr1" draw:text-style-name="P1" draw:layer="layout" svg:width="22.859cm" svg:height="10.875cm" svg:x="1.27cm" svg:y="6.159cm" presentation:class="subtitle">
          <draw:text-box>
            <text:p text:style-name="P1">Making the Most of WebDriver and Jdave-Wicket</text:p>
            <text:p text:style-name="P1"/>
            <text:p text:style-name="P1"><text:span text:style-name="T1">ApacheCon EU 2009</text:span></text:p>
            <text:p text:style-name="P1"><text:span text:style-name="T1">Markus Hjort, Timo Rantalaiho and Marko Sibakov</text:span></text:p>
            <text:p text:style-name="P1"><text:span text:style-name="T2">firstname.lastname</text:span><text:span text:style-name="T1">@ri.fi</text:span></text:p>
          </draw:text-box>
        </draw:frame>
        <draw:frame presentation:style-name="pr2" draw:text-style-name="P1" draw:layer="layout" svg:width="22.859cm" svg:height="3.181cm" svg:x="1.27cm" svg:y="2.659cm" presentation:class="title" presentation:user-transformed="true">
          <draw:text-box>
            <text:p text:style-name="P1">Behavior-Driving Apache Wicket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i" fo:country="FI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e6e6e6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aktor_5f_innovations_5f_plain-title" style:display-name="reaktor_innovations_plain-title" style:family="presentation">
      <style:graphic-properties draw:stroke="none" draw:fill="none" draw:textarea-vertical-align="middle">
        <text:list-style style:name="reaktor_5f_5f_5f_innovations_5f_5f_5f_plain-title" style:display-name="reaktor_5f_innovations_5f_plai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reaktor_5f_innovations_5f_plain-subtitle" style:display-name="reaktor_innovations_plain-subtitle" style:family="presentation">
      <style:graphic-properties draw:stroke="none" draw:fill="none" draw:textarea-vertical-align="middle">
        <text:list-style style:name="reaktor_5f_5f_5f_innovations_5f_5f_5f_plain-subtitle" style:display-name="reaktor_5f_innovations_5f_plai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80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reaktor_5f_innovations_5f_plain-background" style:display-name="reaktor_innovations_plain-background" style:family="presentation">
      <style:graphic-properties draw:stroke="none" draw:fill="none" draw:fill-image-width="0cm" draw:fill-image-height="0cm"/>
    </style:style>
    <style:style style:name="reaktor_5f_innovations_5f_plain-backgroundobjects" style:display-name="reaktor_innovations_plain-backgroundobjects" style:family="presentation">
      <style:graphic-properties draw:shadow="hidden" draw:shadow-offset-x="0.3cm" draw:shadow-offset-y="0.3cm" draw:shadow-color="#808080"/>
      <style:text-properties fo:color="#e6e6e6"/>
    </style:style>
    <style:style style:name="reaktor_5f_innovations_5f_plain-notes" style:display-name="reaktor_innovations_plain-notes" style:family="presentation">
      <style:graphic-properties draw:stroke="none" draw:fill="none">
        <text:list-style style:name="reaktor_5f_5f_5f_innovations_5f_5f_5f_plain-notes" style:display-name="reaktor_5f_innovations_5f_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fo:color="#e6e6e6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reaktor_5f_innovations_5f_plain-outline1" style:display-name="reaktor_innovations_plain-outline1" style:family="presentation">
      <style:graphic-properties draw:stroke="none" draw:fill="none">
        <text:list-style style:name="reaktor_5f_5f_5f_innovations_5f_5f_5f_plain-outline1" style:display-name="reaktor_5f_innovations_5f_plain-outline1">
          <text:list-level-style-bullet text:level="1" text:bullet-char="●">
            <style:list-level-properties text:space-before="0.3cm" text:min-label-width="0.9cm"/>
            <style:text-properties fo:font-family="Star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e6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reaktor_5f_innovations_5f_plain-outline2" style:display-name="reaktor_innovations_plain-outline2" style:family="presentation" style:parent-style-name="reaktor_5f_innovations_5f_plai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reaktor_5f_innovations_5f_plain-outline3" style:display-name="reaktor_innovations_plain-outline3" style:family="presentation" style:parent-style-name="reaktor_5f_innovations_5f_plai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reaktor_5f_innovations_5f_plain-outline4" style:display-name="reaktor_innovations_plain-outline4" style:family="presentation" style:parent-style-name="reaktor_5f_innovations_5f_plai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reaktor_5f_innovations_5f_plain-outline5" style:display-name="reaktor_innovations_plain-outline5" style:family="presentation" style:parent-style-name="reaktor_5f_innovations_5f_plai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6" style:display-name="reaktor_innovations_plain-outline6" style:family="presentation" style:parent-style-name="reaktor_5f_innovations_5f_plai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7" style:display-name="reaktor_innovations_plain-outline7" style:family="presentation" style:parent-style-name="reaktor_5f_innovations_5f_plai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8" style:display-name="reaktor_innovations_plain-outline8" style:family="presentation" style:parent-style-name="reaktor_5f_innovations_5f_plai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9" style:display-name="reaktor_innovations_plain-outline9" style:family="presentation" style:parent-style-name="reaktor_5f_innovations_5f_plai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reaktor_5f_innovations_5f_plain-outline1">
      <style:graphic-properties draw:fill-color="#ffffff" draw:auto-grow-height="false" fo:min-height="12.573cm"/>
    </style:style>
    <style:style style:name="pr2" style:family="presentation" style:parent-style-name="reaktor_5f_innovations_5f_plain-backgroundobjects">
      <style:graphic-properties draw:stroke="none" draw:fill="none" draw:fill-color="#ffffff" draw:auto-grow-height="false" fo:min-height="1.449cm"/>
    </style:style>
    <style:style style:name="pr3" style:family="presentation" style:parent-style-name="reaktor_5f_innovations_5f_plain-backgroundobjects">
      <style:graphic-properties draw:stroke="none" draw:fill="none" draw:fill-color="#ffffff" draw:auto-grow-height="false" fo:min-height="1.485cm"/>
    </style:style>
    <style:style style:name="pr4" style:family="presentation" style:parent-style-name="reaktor_5f_innovations_5f_plai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b3b3b3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e6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reaktor_5f_innovations_5f_plain" style:display-name="reaktor_innovations_plain" style:page-layout-name="PM1" draw:style-name="dp1">
      <draw:frame draw:style-name="gr3" draw:text-style-name="P3" draw:layer="backgroundobjects" svg:width="25.4cm" svg:height="3.287cm" svg:x="-0.001cm" svg:y="0.001cm">
        <draw:image xlink:href="Pictures/10000000000005DE000000D65FCD76B5.jpg" xlink:type="simple" xlink:show="embed" xlink:actuate="onLoad">
          <text:p/>
        </draw:image>
      </draw:frame>
      <draw:frame presentation:style-name="reaktor_5f_innovations_5f_plain-title" draw:layer="backgroundobjects" svg:width="22.859cm" svg:height="3.18cm" svg:x="1.27cm" svg:y="2.659cm" presentation:class="title" presentation:placeholder="true">
        <draw:text-box/>
      </draw:frame>
      <draw:frame presentation:style-name="pr1" draw:text-style-name="P4" draw:layer="backgroundobjects" svg:width="22.859cm" svg:height="10.874cm" svg:x="1.27cm" svg:y="6.15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5.917cm" svg:height="1.314cm" svg:x="1.27cm" svg:y="17.654cm" presentation:class="date-time">
        <draw:text-box>
          <text:p text:style-name="P1"><text:span text:style-name="T2"><presentation:date-time/></text:span></text:p>
        </draw:text-box>
      </draw:frame>
      <draw:frame presentation:style-name="pr2" draw:text-style-name="P13" draw:layer="backgroundobjects" svg:width="8.051cm" svg:height="1.314cm" svg:x="8.686cm" svg:y="17.654cm" presentation:class="footer">
        <draw:text-box>
          <text:p text:style-name="P13"><text:span text:style-name="T2"><presentation:footer/></text:span></text:p>
        </draw:text-box>
      </draw:frame>
      <draw:frame presentation:style-name="pr2" draw:text-style-name="P2" draw:layer="backgroundobjects" svg:width="5.917cm" svg:height="1.314cm" svg:x="18.21cm" svg:y="17.654cm" presentation:class="page-number">
        <draw:text-box>
          <text:p text:style-name="P2"><text:span text:style-name="T2"><text:page-number>1</text:page-number></text:span></text:p>
        </draw:text-box>
      </draw:frame>
      <presentation:notes style:page-layout-name="PM2">
        <draw:page-thumbnail presentation:style-name="reaktor_5f_innovations_5f_plain-title" draw:layer="backgroundobjects" svg:width="15.273cm" svg:height="10.475cm" svg:x="3.157cm" svg:y="2.123cm" presentation:class="page"/>
        <draw:frame presentation:style-name="reaktor_5f_innovations_5f_plain-notes" draw:layer="backgroundobjects" svg:width="17.271cm" svg:height="12.572cm" svg:x="2.158cm" svg:y="13.27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imo Rantalaiho</meta:initial-creator>
    <meta:creation-date>2009-03-22T17:16:40</meta:creation-date>
    <dc:creator>Timo Rantalaiho</dc:creator>
    <dc:date>2009-03-22T17:19:18</dc:date>
    <dc:language>fi-FI</dc:language>
    <meta:editing-cycles>2</meta:editing-cycles>
    <meta:editing-duration>PT2M41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